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>
      <style:text-properties fo:color="#000000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color="#4472c4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Комментарии к страничке:</text:span></text:p>
      <text:p text:style-name="Standard"><text:span text:style-name="T5">На мой взгляд, это </text:span><text:span text:style-name="T6">самая сложная, емкая, важная и, вероятно, востребованная</text:span><text:span text:style-name="T5"> в будущем вкладка по методу. Ее устройство далеко от просто текстовой информации и предполагает сильно разветвленную структуру, также возможны частые обновления со стороны пользователей. В этом же состоит ее </text:span><text:span text:style-name="T6">главное отличие</text:span><text:span text:style-name="T5"> от всех существующих платформ, т.к. в большинстве случаев протокол это просто текст, что крайне не удобно для пользователя.</text:span></text:p>
      <text:p text:style-name="Standard"><text:span text:style-name="T5">По этой вкладке «заглушку» стоит ставить только на самых первых этапах. В целом же, за время реализации проекта необходимо постараться проработать ее функционал настолько, насколько это будет возможным.</text:span></text:p>
      <text:p text:style-name="Standard"><text:span text:style-name="T5"><office:annotation office:name="__Annotation__25_1311556726"><dc:creator>Ирина Янкелевич</dc:creator><dc:date>2021-04-03T20:07:00.20</dc:date><textooo:sender-initials>ИЯ</textooo:sender-initials><text:p>По этому моменту необходимо посоветоваться с Владимиром</text:p></office:annotation></text:span><text:span text:style-name="T5">На мой взгляд, конкретно этой вкладкой может заниматься отдельный человек, причем как со стороны </text:span><text:span text:style-name="T8">Back</text:span><text:span text:style-name="T5"> </text:span><text:span text:style-name="T8">end</text:span><text:span text:style-name="T5"> так и со стороны </text:span><text:span text:style-name="T8">Front</text:span><text:span text:style-name="T5"> </text:span><text:span text:style-name="T8">end</text:span><text:span text:style-name="T5">.</text:span><office:annotation-end office:name="__Annotation__25_1311556726"/></text:p>
      <text:p text:style-name="Standard"><text:span text:style-name="T6">Что за информация тут содержится:</text:span></text:p>
      <text:p text:style-name="Standard"><text:span text:style-name="T5">Это последовательное и подробное описание действий специалиста, которые ему необходимо осуществить для того, чтобы успешно реализовать описанный метод. <text:s/>Информация на странице предполагает различные вариации протокола, т.е. предполагает оптимизацию страницы под пользователя, при указании им необходимых параметров.</text:span></text:p>
      <text:p text:style-name="Standard"><text:span text:style-name="T2">В чем сложность</text:span></text:p>
      <text:p text:style-name="Standard"><text:span text:style-name="T6">Каждый метод можно осуществить в вариациях: на разном оборудовании, в разном объеме, на разных реактивах и т.д. Все эти вариации необходимо предусмотреть, внести в протокол, дать возможность пользователю указать свои параметры и тем самым получить протокол «под себя».</text:span></text:p>
      <text:p text:style-name="Standard"><text:span text:style-name="T6">Причем, у каждого метода эти вариабельности разные/свои.</text:span></text:p>
      <text:p text:style-name="Standard"><text:span text:style-name="T6">Необходимо подумать, как вариабельность будет вносится пользователем, если он сам подгружает в БД протокол для метода. Продумать какова будет форма для пользователя при подгрузки протокола.</text:span></text:p>
      <text:p text:style-name="Standard"><text:span text:style-name="T6">*Можно как раз начать с того, чтобы продумать как пользователь будет подгружать протоколы в БД (т.к. это очень важно), и внести первый протокол на платформу именно через пользователя, а не через прямую подгрузку.</text:span></text:p>
      <text:p text:style-name="Standard"><text:span text:style-name="T2">Алгоритм, по которому я сама составляла протокол из примера:</text:span></text:p>
      <text:p text:style-name="Standard">*вероятно, по такому алгоритму/форме может идти пользователь при погрузке протокола на платформу</text:p>
      <text:p text:style-name="Standard"><text:span text:style-name="T9">1. Определить какие параметры в данном конкретном методе вариабельные, то есть могут меняться у разных пользователей.</text:span></text:p>
      <text:p text:style-name="Standard">*Это сразу формирует в протоколе поля для выбора</text:p>
      <text:p text:style-name="Standard"><text:span text:style-name="T4">В примере из презентации таких параметра всего 2: </text:span></text:p>
      <text:p text:style-name="Standard">- вид белка-стандарта</text:p>
      <text:p text:style-name="Standard">- объем пробы</text:p>
      <text:p text:style-name="Standard"><text:span text:style-name="T9">2.Определить значения для вариабельных параметров</text:span></text:p>
      <text:p text:style-name="Standard"><text:soft-page-break/>* таким образом формируются значения вариабельных параметров, причем в некоторых методах они могут быть и открытым числом (любым), но обязательно с указанием размерности (граммы, минуты, литры и т.п.)</text:p>
      <text:p text:style-name="Standard"><text:span text:style-name="T4">В примере из презентации:</text:span></text:p>
      <text:p text:style-name="Standard">1. Для белка-стандарта существуют два возможных значения:</text:p>
      <text:p text:style-name="Standard">-<text:span text:style-name="T7">BSA</text:span> (бычий сывороточный альбумин)</text:p>
      <text:p text:style-name="Standard">-<text:span text:style-name="T7">BG</text:span> (бычий гамма-глобулин)</text:p>
      <text:p text:style-name="Standard">2. Для объема пробы три возможных значения:</text:p>
      <text:p text:style-name="Standard">-250 микролитров</text:p>
      <text:p text:style-name="Standard">-1 миллилитр</text:p>
      <text:p text:style-name="Standard">- 5 миллилитров</text:p>
      <text:p text:style-name="Standard"><text:span text:style-name="T9">3. Определить количество шагов в протоколе и их содержание. <text:s text:c="2"/></text:span></text:p>
      <text:p text:style-name="Standard">*в форме можно обозначить как «+добавить шаг»</text:p>
      <text:p text:style-name="Standard"><text:span text:style-name="T4">В примере предусмотрены следующие шаги: </text:span></text:p>
      <text:p text:style-name="Standard"><text:span text:style-name="T7"><office:annotation office:name="__Annotation__103_1311556726"><dc:creator>Ирина Янкелевич</dc:creator><dc:date>2021-04-03T20:57:00.21</dc:date><textooo:sender-initials>ИЯ</textooo:sender-initials><text:p>Вероятно, всегда стандартно будет идти первым пунктом для всех протоколов, где будут вариабельные параметры</text:p></office:annotation></text:span><text:span text:style-name="T7">1. Select a Protein Standard and sample volume</text:span><office:annotation-end office:name="__Annotation__103_1311556726"/></text:p>
      <text:p text:style-name="Standard"><text:span text:style-name="T7">2. Remove the 1x Bradford dye reagent from 4°C storage and let it warm to ambient temperature. Invert the 1x dye reagent a few times before use.</text:span></text:p>
      <text:p text:style-name="Standard"><text:span text:style-name="T7">3. Prepare the protein standard if needed. </text:span></text:p>
      <text:p text:style-name="Standard"><text:span text:style-name="T7">4. Put your unknown sample to the tube (or cuvette) </text:span></text:p>
      <text:p text:style-name="Standard"><text:span text:style-name="T7">5. Add the 1x dye reagent to each tube (or cuvette) and vortex (or invert).</text:span></text:p>
      <text:p text:style-name="Standard"><text:span text:style-name="T7">6. Incubate at room temperature for at least 5 min. Samples should not be incubated longer than 1 hr at room temperature.</text:span></text:p>
      <text:p text:style-name="Standard"><text:span text:style-name="T7">7. Set the spectrophotometer to 595 nm. Zero the instrument with the blank sample (not required for microplate readers). Measure the absorbance of the standards and unknown samples. </text:span></text:p>
      <text:p text:style-name="Standard"><text:span text:style-name="T7">8. Data analysis</text:span></text:p>
      <text:p text:style-name="Standard"><text:span text:style-name="T9">4. Указать список литературы</text:span></text:p>
      <text:p text:style-name="Standard"><text:span text:style-name="T9">5. Для тех, кто добавляет новый протокол по своим данным (не по данным литературы), нужно предусмотреть возможность погрузки файлов для «экспертов», чтобы они могли оценить адекватность предложенного метода.</text:span></text:p>
      <text:p text:style-name="Standard"><text:span text:style-name="T9">6. Если есть опасные реагенты, требующие мер предосторожности – указать отдельно (будет представлено на странице в виде отдельной вкладки – безопасность).</text:span></text:p>
      <text:p text:style-name="Standard"><text:span text:style-name="T3">7. ввести перечень реактивов и оборудования?</text:span></text:p>
      <text:p text:style-name="Standard"><text:span text:style-name="T3">8. ввести + и – метода?</text:span></text:p>
      <text:p text:style-name="P2"/>
      <text:p text:style-name="Standard"><text:soft-page-break/><text:span text:style-name="T4">*По завершению заполнения протокола, перед отправкой/публикацией у пользователя должна быть возможность проверить что получилось.</text:span></text:p>
      <text:p text:style-name="P1"><text:span text:style-name="T3">Дополнительно на странице размещаются:</text:span></text:p>
      <text:list xml:id="list294691268675757190" text:style-name="WWNum1">
        <text:list-item>
          <text:p text:style-name="P5"><text:span text:style-name="T10">Автор протокола, кто подгрузил (аналогично тому, как во вкладке </text:span><text:span text:style-name="T11">General</text:span><text:span text:style-name="T10"> </text:span><text:span text:style-name="T11">info</text:span><text:span text:style-name="T10">)</text:span></text:p>
        </text:list-item>
        <text:list-item>
          <text:p text:style-name="P5"><text:span text:style-name="T10">Для авторизованных пользователей – кнопка возможности загрузки протокола к себе в личный кабинет.</text:span></text:p>
        </text:list-item>
        <text:list-item>
          <text:p text:style-name="P5"><text:span text:style-name="T10"><office:annotation office:name="__Annotation__139_1311556726"><dc:creator>Ирина Янкелевич</dc:creator><dc:date>2021-04-03T21:07:00.21</dc:date><textooo:sender-initials>ИЯ</textooo:sender-initials><text:p>Еще подумать над этим</text:p></office:annotation></text:span><text:span text:style-name="T10">Кнопка голосования «</text:span><text:span text:style-name="T11">like</text:span><text:span text:style-name="T10">» и «</text:span><text:span text:style-name="T11">dislike</text:span><text:span text:style-name="T10">», чтобы пользователи имели возможность создавать рейтинг протокола. </text:span><office:annotation-end office:name="__Annotation__139_1311556726"/></text:p>
        </text:list-item>
        <text:list-item>
          <text:p text:style-name="P5"><text:span text:style-name="T10">Заглушка по пункту </text:span><text:span text:style-name="T12">«анализ данных»</text:span><text:span text:style-name="T10"> - с возможностью дальнейшего расширения.</text:span></text:p>
        </text:list-item>
      </text:list>
      <text:p text:style-name="P6"/>
      <text:p text:style-name="P2"/>
      <text:p text:style-name="Standard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4</meta:editing-cycles>
    <meta:creation-date>2021-04-03T16:41:00</meta:creation-date>
    <dc:date>2021-04-04T08:46:00</dc:date>
    <meta:editing-duration>PT16M4S</meta:editing-duration>
    <meta:generator>OpenOffice/4.1.6$Win32 OpenOffice.org_project/416m1$Build-9790</meta:generator>
    <meta:document-statistic meta:table-count="0" meta:image-count="0" meta:object-count="0" meta:page-count="3" meta:paragraph-count="50" meta:word-count="661" meta:character-count="45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